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, 'Lucida Sans', sans-serif"/>
    <style:font-face style:name="Verdana" svg:font-family="Verdana, Arial, Helvetica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71da"/>
    </style:style>
    <style:style style:name="P2" style:family="paragraph" style:parent-style-name="Text_20_body">
      <style:text-properties fo:font-variant="normal" fo:text-transform="none" fo:color="#000000" style:font-name="Courier 10 Pitch" fo:font-size="10pt" fo:letter-spacing="normal" fo:font-style="normal" fo:font-weight="normal" officeooo:rsid="001771da" officeooo:paragraph-rsid="001771da" style:font-size-asian="10pt" style:font-size-complex="10pt"/>
    </style:style>
    <style:style style:name="P3" style:family="paragraph" style:parent-style-name="Text_20_body">
      <style:text-properties fo:font-variant="normal" fo:text-transform="none" fo:color="#000000" style:font-name="Courier 10 Pitch" fo:font-size="10pt" fo:letter-spacing="normal" fo:font-style="normal" fo:font-weight="normal" officeooo:paragraph-rsid="001916b6" style:font-size-asian="10pt" style:font-size-complex="10pt"/>
    </style:style>
    <style:style style:name="P4" style:family="paragraph" style:parent-style-name="Text_20_body">
      <style:text-properties fo:font-variant="normal" fo:text-transform="none" fo:color="#000000" style:font-name="Courier 10 Pitch" fo:font-size="10pt" fo:letter-spacing="normal" fo:font-style="normal" fo:font-weight="normal" officeooo:rsid="001d0ba4" officeooo:paragraph-rsid="001d0ba4" style:font-size-asian="10pt" style:font-size-complex="10pt"/>
    </style:style>
    <style:style style:name="P5" style:family="paragraph" style:parent-style-name="Text_20_body">
      <style:text-properties fo:font-variant="normal" fo:text-transform="none" fo:color="#000000" style:font-name="Courier 10 Pitch" fo:font-size="10pt" fo:letter-spacing="normal" fo:font-style="normal" fo:font-weight="normal" officeooo:paragraph-rsid="001d0ba4" style:font-size-asian="10pt" style:font-size-complex="10pt"/>
    </style:style>
    <style:style style:name="P6" style:family="paragraph" style:parent-style-name="Text_20_body">
      <style:text-properties style:font-name="Courier 10 Pitch" fo:font-size="10pt" style:font-size-asian="10pt" style:font-size-complex="10pt"/>
    </style:style>
    <style:style style:name="P7" style:family="paragraph" style:parent-style-name="Text_20_body">
      <style:text-properties style:font-name="Courier 10 Pitch" fo:font-size="12pt" fo:font-weight="bold" officeooo:rsid="0017ef0d" officeooo:paragraph-rsid="0017ef0d" style:font-size-asian="12pt" style:font-weight-asian="bold" style:font-size-complex="12pt" style:font-weight-complex="bold"/>
    </style:style>
    <style:style style:name="P8" style:family="paragraph" style:parent-style-name="Text_20_body">
      <style:text-properties officeooo:paragraph-rsid="001b13d2"/>
    </style:style>
    <style:style style:name="P9" style:family="paragraph" style:parent-style-name="Text_20_body">
      <style:paragraph-properties fo:margin-top="0in" fo:margin-bottom="0in" style:contextual-spacing="false" fo:line-height="114%" style:writing-mode="lr-tb"/>
      <style:text-properties style:font-name="Courier 10 Pitch" fo:font-weight="normal"/>
    </style:style>
    <style:style style:name="P10" style:family="paragraph" style:parent-style-name="Text_20_body">
      <style:paragraph-properties fo:margin-top="0in" fo:margin-bottom="0in" style:contextual-spacing="false" fo:line-height="114%" fo:padding="0.0291in" fo:border-left="none" fo:border-right="none" fo:border-top="none" fo:border-bottom="0.99pt solid #000000" style:writing-mode="lr-tb" style:join-border="false"/>
      <style:text-properties style:font-name="Courier 10 Pitch" fo:font-weight="normal"/>
    </style:style>
    <style:style style:name="P11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fo:font-variant="normal" fo:text-transform="none" fo:color="#000000" style:font-name="Courier 10 Pitch" fo:font-size="10pt" fo:letter-spacing="normal" fo:font-style="normal" fo:font-weight="normal" officeooo:rsid="001771da" officeooo:paragraph-rsid="001771da" style:font-size-asian="10pt" style:font-size-complex="10pt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officeooo:rsid="0019ba25" officeooo:paragraph-rsid="0019ba25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771da" style:text-blinking="false" fo:background-color="transparent" loext:char-shading-value="0"/>
    </style:style>
    <style:style style:name="T4" style:family="text">
      <style:text-properties officeooo:rsid="001771da"/>
    </style:style>
    <style:style style:name="T5" style:family="text">
      <style:text-properties style:font-name="Courier 10 Pitch" fo:font-size="10pt" officeooo:rsid="001771da" style:font-size-asian="10pt" style:font-size-complex="10pt"/>
    </style:style>
    <style:style style:name="T6" style:family="text">
      <style:text-properties style:font-name="Courier 10 Pitch" fo:font-size="10pt" officeooo:rsid="001916b6" style:font-size-asian="10pt" style:font-size-complex="10pt"/>
    </style:style>
    <style:style style:name="T7" style:family="text">
      <style:text-properties style:font-name="Courier 10 Pitch" fo:font-size="10pt" officeooo:rsid="001b13d2" style:font-size-asian="10pt" style:font-size-complex="10pt"/>
    </style:style>
    <style:style style:name="T8" style:family="text">
      <style:text-properties style:font-name="Courier 10 Pitch" fo:font-weight="bold" officeooo:rsid="001771da" style:font-weight-asian="bold" style:font-weight-complex="bold"/>
    </style:style>
    <style:style style:name="T9" style:family="text">
      <style:text-properties officeooo:rsid="001916b6"/>
    </style:style>
    <style:style style:name="T10" style:family="text">
      <style:text-properties officeooo:rsid="001d0ba4"/>
    </style:style>
    <style:style style:name="T1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docs-internal-guid-e6e27e76-2dfd-0160-deb3-309bd9a5d38a"/><text:span text:style-name="T2">Name <text:s text:c="2"/>:</text:span><text:span text:style-name="T1"> </text:span><text:span text:style-name="T2">Sravani Kamisetty</text:span></text:p>
      <text:p text:style-name="P9"><text:span text:style-name="T2">SID <text:s text:c="3"/>: 304414410</text:span></text:p>
      <text:p text:style-name="P9"><text:span text:style-name="T2">Course : Language &amp; Thought (CS263A)</text:span></text:p>
      <text:p text:style-name="P9"><text:span text:style-name="T2">Topic <text:s/>:</text:span><text:span text:style-name="T1"> </text:span><text:span text:style-name="T2">Favorite </text:span><text:span text:style-name="T3">P</text:span><text:span text:style-name="T2">aper Proposal</text:span></text:p>
      <text:p text:style-name="P10"/>
      <text:p text:style-name="P1"/>
      <text:p text:style-name="P1"><text:span text:style-name="T8">Paper Details : </text:span></text:p>
      <text:p text:style-name="P8"><text:span text:style-name="T5">Paper URL : </text:span><text:span text:style-name="T7">http://dl.acm.org/citation.cfm?id=1858699</text:span></text:p>
      <text:p text:style-name="P3">Authors <text:s text:c="2"/>: <text:span text:style-name="T9">Marie-Catherine de Marneffe, Christopher D. Manning and Christopher <text:tab/><text:tab/><text:tab/>Potts</text:span></text:p>
      <text:p text:style-name="P3"><text:span text:style-name="T4">T</text:span>itle <text:s text:c="4"/>: <text:span text:style-name="T9">“Was it good? It was provocative.” Learning the meaning of scalar <text:tab/><text:tab/><text:tab/>adjectives</text:span></text:p>
      <text:p text:style-name="P4">Journal <text:s text:c="2"/>: ACL '10 Proceedings of the 48<text:span text:style-name="T11">th</text:span> Annual Meeting of the Association for <text:tab/><text:tab/><text:tab/>Computational Linguistics</text:p>
      <text:p text:style-name="P5"><text:span text:style-name="T4">N</text:span>o. pages : <text:span text:style-name="T10">167-176</text:span></text:p>
      <text:p text:style-name="P2">Year<text:tab/> <text:s text:c="3"/>: <text:span text:style-name="T9">2</text:span>01<text:span text:style-name="T9">0</text:span></text:p>
      <text:p text:style-name="P11"/>
      <text:p text:style-name="P6"/>
      <text:p text:style-name="P7">Abstract : </text:p>
      <text:p text:style-name="P12"><text:tab/>The paper focuses on the interpretation of answers to a particular class of polar questions: ones in which the main predication involves a gradable modifier (e.g., highly unusual, not good, little) and the answer either involves another gradable modifier or a numerical expression (e.g., seven years old, twenty acres of land). </text:p>
      <text:p text:style-name="P12"><text:tab/>Interpreting such question–answer pairs requires dealing with modifier meanings, specifically, learning context-dependent scales of expressions that determine how, and to what extent, the answer as a whole resolves the issue raised by the question. I find this aspect of the paper interesting. I feel it is a good paper to discuss in class as this is related to semantic natural language par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egoe UI" svg:font-family="'Segoe UI', 'Lucida Sans', sans-serif"/>
    <style:font-face style:name="Verdana" svg:font-family="Verdana, Arial, Helvetica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6:42:27.731372845</meta:creation-date>
    <dc:date>2015-01-27T17:29:59.420233768</dc:date>
    <meta:editing-duration>PT36M5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14" meta:word-count="189" meta:character-count="1241" meta:non-whitespace-character-count="1035"/>
  </office:meta>
</office:document-meta>
</file>